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nternal units</text:p>
          </table:table-cell>
          <table:table-cell table:style-name="ce3" office:value-type="string" calcext:value-type="string">
            <text:p>tiles</text:p>
          </table:table-cell>
          <table:table-cell office:value-type="string" calcext:value-type="string">
            <text:p>length irl</text:p>
          </table:table-cell>
          <table:table-cell office:value-type="string" calcext:value-type="string">
            <text:p>large/smal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2]/16" office:value-type="float" office:value="1" calcext:value-type="float">
            <text:p>1</text:p>
          </table:table-cell>
          <table:table-cell table:formula="of:=(15/7)*[.A2]" office:value-type="float" office:value="34.2857142857143" calcext:value-type="float">
            <text:p>34,2857142857143</text:p>
          </table:table-cell>
          <table:table-cell table:formula="of:=([.C2]+[.C3])/2" office:value-type="float" office:value="33.2142857142857" calcext:value-type="float">
            <text:p>33,21428571428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3]/16" office:value-type="float" office:value="0.9375" calcext:value-type="float">
            <text:p>0,9375</text:p>
          </table:table-cell>
          <table:table-cell table:formula="of:=(15/7)*[.A3]" office:value-type="float" office:value="32.1428571428571" calcext:value-type="float">
            <text:p>32,1428571428571</text:p>
          </table:table-cell>
          <table:table-cell table:formula="of:=([.C3]+[.C4])/2" office:value-type="float" office:value="31.0714285714286" calcext:value-type="float">
            <text:p>31,07142857142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4]/16" office:value-type="float" office:value="0.875" calcext:value-type="float">
            <text:p>0,875</text:p>
          </table:table-cell>
          <table:table-cell table:formula="of:=(15/7)*[.A4]" office:value-type="float" office:value="30" calcext:value-type="float">
            <text:p>30</text:p>
          </table:table-cell>
          <table:table-cell table:formula="of:=([.C4]+[.C5])/2" office:value-type="float" office:value="28.9285714285714" calcext:value-type="float">
            <text:p>28,92857142857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5]/16" office:value-type="float" office:value="0.8125" calcext:value-type="float">
            <text:p>0,8125</text:p>
          </table:table-cell>
          <table:table-cell table:formula="of:=(15/7)*[.A5]" office:value-type="float" office:value="27.8571428571429" calcext:value-type="float">
            <text:p>27,8571428571429</text:p>
          </table:table-cell>
          <table:table-cell table:formula="of:=([.C5]+[.C6])/2" office:value-type="float" office:value="26.7857142857143" calcext:value-type="float">
            <text:p>26,78571428571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6]/16" office:value-type="float" office:value="0.75" calcext:value-type="float">
            <text:p>0,75</text:p>
          </table:table-cell>
          <table:table-cell table:formula="of:=(15/7)*[.A6]" office:value-type="float" office:value="25.7142857142857" calcext:value-type="float">
            <text:p>25,7142857142857</text:p>
          </table:table-cell>
          <table:table-cell table:formula="of:=([.C6]+[.C7])/2" office:value-type="float" office:value="24.6428571428571" calcext:value-type="float">
            <text:p>24,64285714285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7]/16" office:value-type="float" office:value="0.6875" calcext:value-type="float">
            <text:p>0,6875</text:p>
          </table:table-cell>
          <table:table-cell table:formula="of:=(15/7)*[.A7]" office:value-type="float" office:value="23.5714285714286" calcext:value-type="float">
            <text:p>23,5714285714286</text:p>
          </table:table-cell>
          <table:table-cell table:formula="of:=([.C7]+[.C8])/2" office:value-type="float" office:value="22.5" calcext:value-type="float">
            <text:p>22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8]/16" office:value-type="float" office:value="0.625" calcext:value-type="float">
            <text:p>0,625</text:p>
          </table:table-cell>
          <table:table-cell table:formula="of:=(15/7)*[.A8]" office:value-type="float" office:value="21.4285714285714" calcext:value-type="float">
            <text:p>21,4285714285714</text:p>
          </table:table-cell>
          <table:table-cell table:formula="of:=([.C8]+[.C9])/2" office:value-type="float" office:value="20.3571428571429" calcext:value-type="float">
            <text:p>20,35714285714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9]/16" office:value-type="float" office:value="0.5625" calcext:value-type="float">
            <text:p>0,5625</text:p>
          </table:table-cell>
          <table:table-cell table:formula="of:=(15/7)*[.A9]" office:value-type="float" office:value="19.2857142857143" calcext:value-type="float">
            <text:p>19,2857142857143</text:p>
          </table:table-cell>
          <table:table-cell table:formula="of:=([.C9]+[.C10])/2" office:value-type="float" office:value="18.2142857142857" calcext:value-type="float">
            <text:p>18,21428571428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/16" office:value-type="float" office:value="0.5" calcext:value-type="float">
            <text:p>0,5</text:p>
          </table:table-cell>
          <table:table-cell table:formula="of:=(15/7)*[.A10]" office:value-type="float" office:value="17.1428571428571" calcext:value-type="float">
            <text:p>17,1428571428571</text:p>
          </table:table-cell>
          <table:table-cell table:formula="of:=([.C10]+[.C11])/2" office:value-type="float" office:value="16.0714285714286" calcext:value-type="float">
            <text:p>16,07142857142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1]/16" office:value-type="float" office:value="0.4375" calcext:value-type="float">
            <text:p>0,4375</text:p>
          </table:table-cell>
          <table:table-cell table:formula="of:=(15/7)*[.A11]" office:value-type="float" office:value="15" calcext:value-type="float">
            <text:p>15</text:p>
          </table:table-cell>
          <table:table-cell table:formula="of:=([.C11]+[.C12])/2" office:value-type="float" office:value="13.9285714285714" calcext:value-type="float">
            <text:p>13,92857142857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2]/16" office:value-type="float" office:value="0.375" calcext:value-type="float">
            <text:p>0,375</text:p>
          </table:table-cell>
          <table:table-cell table:formula="of:=(15/7)*[.A12]" office:value-type="float" office:value="12.8571428571429" calcext:value-type="float">
            <text:p>12,8571428571429</text:p>
          </table:table-cell>
          <table:table-cell table:formula="of:=([.C12]+[.C13])/2" office:value-type="float" office:value="11.7857142857143" calcext:value-type="float">
            <text:p>11,78571428571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3]/16" office:value-type="float" office:value="0.3125" calcext:value-type="float">
            <text:p>0,3125</text:p>
          </table:table-cell>
          <table:table-cell table:formula="of:=(15/7)*[.A13]" office:value-type="float" office:value="10.7142857142857" calcext:value-type="float">
            <text:p>10,7142857142857</text:p>
          </table:table-cell>
          <table:table-cell table:formula="of:=([.C13]+[.C14])/2" office:value-type="float" office:value="9.64285714285714" calcext:value-type="float">
            <text:p>9,642857142857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4]/16" office:value-type="float" office:value="0.25" calcext:value-type="float">
            <text:p>0,25</text:p>
          </table:table-cell>
          <table:table-cell table:formula="of:=(15/7)*[.A14]" office:value-type="float" office:value="8.57142857142857" calcext:value-type="float">
            <text:p>8,57142857142857</text:p>
          </table:table-cell>
          <table:table-cell table:formula="of:=([.C14]+[.C15])/2" office:value-type="float" office:value="7.5" calcext:value-type="float">
            <text:p>7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5]/16" office:value-type="float" office:value="0.1875" calcext:value-type="float">
            <text:p>0,1875</text:p>
          </table:table-cell>
          <table:table-cell table:formula="of:=(15/7)*[.A15]" office:value-type="float" office:value="6.42857142857143" calcext:value-type="float">
            <text:p>6,42857142857143</text:p>
          </table:table-cell>
          <table:table-cell table:formula="of:=([.C15]+[.C16])/2" office:value-type="float" office:value="5.35714285714286" calcext:value-type="float">
            <text:p>5,35714285714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6]/16" office:value-type="float" office:value="0.125" calcext:value-type="float">
            <text:p>0,125</text:p>
          </table:table-cell>
          <table:table-cell table:formula="of:=(15/7)*[.A16]" office:value-type="float" office:value="4.28571428571429" calcext:value-type="float">
            <text:p>4,28571428571429</text:p>
          </table:table-cell>
          <table:table-cell table:formula="of:=([.C16]+[.C17])/2" office:value-type="float" office:value="3.21428571428571" calcext:value-type="float">
            <text:p>3,214285714285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]/16" office:value-type="float" office:value="0.0625" calcext:value-type="float">
            <text:p>0,0625</text:p>
          </table:table-cell>
          <table:table-cell table:formula="of:=(15/7)*[.A17]" office:value-type="float" office:value="2.14285714285714" calcext:value-type="float">
            <text:p>2,14285714285714</text:p>
          </table:table-cell>
          <table:table-cell table:formula="of:=([.C17]+[.C18])/2" office:value-type="float" office:value="1.07142857142857" calcext:value-type="float">
            <text:p>1,071428571428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7T17:51:40.393000000</meta:creation-date>
    <dc:date>2023-01-27T19:06:42.328000000</dc:date>
    <meta:editing-duration>PT5M15S</meta:editing-duration>
    <meta:editing-cycles>2</meta:editing-cycles>
    <meta:generator>LibreOffice/7.3.4.2$Windows_X86_64 LibreOffice_project/728fec16bd5f605073805c3c9e7c4212a0120dc5</meta:generator>
    <meta:document-statistic meta:table-count="1" meta:cell-count="68" meta:object-count="0"/>
  </office:meta>
</office:document-meta>
</file>